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e6e6e6" fo:min-height="0.25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none" svg:stroke-color="#000000" draw:fill="none" draw:fill-color="#ffffff" fo:min-height="0.9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none" draw:fill-color="#ffffff" fo:min-height="1.35cm"/>
    </style:style>
    <style:style style:name="gr15" style:family="graphic" style:parent-style-name="standard">
      <style:graphic-properties draw:stroke="none" svg:stroke-color="#000000" draw:fill="none" draw:fill-color="#ffffff" fo:min-height="5.1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end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3.5cm" svg:height="1cm" svg:x="2.5cm" svg:y="6.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2.5cm" svg:height="3cm" svg:x="3cm" svg:y="3.5cm">
          <text:p text:style-name="P2">1 <text:s text:c="2"/>2</text:p>
          <text:p text:style-name="P2"/>
          <text:p text:style-name="P2">3 <text:s text:c="2"/>4</text:p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499cm" svg:height="3.999cm" svg:x="5.5cm" svg:y="3.5cm" svg:viewBox="0 0 500 4000" draw:points="0,3000 0,0 500,500 500,4000">
          <text:p text:style-name="P3"/>
        </draw:polygon>
        <draw:polygon draw:style-name="gr1" draw:text-style-name="P1" draw:layer="layout" svg:width="0.499cm" svg:height="3.999cm" svg:x="2.5cm" svg:y="3.5cm" svg:viewBox="0 0 500 4000" draw:points="500,3000 500,0 0,500 0,4000">
          <text:p text:style-name="P3"/>
        </draw:polygon>
        <draw:frame draw:style-name="gr3" draw:text-style-name="P2" draw:layer="layout" svg:width="2.5cm" svg:height="0.963cm" svg:x="3cm" svg:y="6.537cm">
          <draw:text-box>
            <text:p text:style-name="P2">5 <text:s text:c="2"/>6</text:p>
          </draw:text-box>
        </draw:frame>
        <draw:custom-shape draw:style-name="gr4" draw:text-style-name="P1" draw:layer="layout" svg:width="3.5cm" svg:height="1cm" svg:x="8.35cm" svg:y="12.7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8.85cm" svg:y="9.7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1.35cm" svg:y="9.7cm" svg:viewBox="0 0 500 4000" draw:points="0,3000 0,0 500,500 500,4000">
          <text:p text:style-name="P3"/>
        </draw:polygon>
        <draw:polygon draw:style-name="gr4" draw:text-style-name="P1" draw:layer="layout" svg:width="0.499cm" svg:height="3.999cm" svg:x="8.35cm" svg:y="9.7cm" svg:viewBox="0 0 500 4000" draw:points="500,3000 500,0 0,500 0,4000">
          <text:p text:style-name="P3"/>
        </draw:polygon>
        <draw:g>
          <draw:custom-shape draw:style-name="gr6" draw:text-style-name="P1" draw:layer="layout" svg:width="1.499cm" svg:height="0.425cm" svg:x="9.301cm" svg:y="11.574cm">
            <text:p text:style-name="P3"/>
            <draw:enhanced-geometry svg:viewBox="0 0 21600 21600" draw:glue-points="?f6 10800 10800 21600 ?f5 10800 10800 0" draw:text-areas="?f3 ?f3 ?f4 ?f4" draw:mirror-vertical="true" draw:mirror-horizontal="false" draw:type="trapezoid" draw:modifiers="3158.8688946015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2" draw:layer="layout" svg:width="1.072cm" svg:height="0.637cm" svg:x="9.514cm" svg:y="10.938cm">
            <text:p text:style-name="P2"/>
            <text:p text:style-name="P2"/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" draw:text-style-name="P1" draw:layer="layout" svg:width="0.213cm" svg:height="1.699cm" svg:x="10.586cm" svg:y="10.3cm" svg:viewBox="0 0 214 1700" draw:points="0,1275 0,0 214,213 214,1700">
            <text:p text:style-name="P3"/>
          </draw:polygon>
          <draw:polygon draw:style-name="gr4" draw:text-style-name="P1" draw:layer="layout" svg:width="0.213cm" svg:height="1.699cm" svg:x="9.3cm" svg:y="10.3cm" svg:viewBox="0 0 214 1700" draw:points="214,1275 214,0 0,213 0,1700">
            <text:p text:style-name="P3"/>
          </draw:polygon>
          <draw:custom-shape draw:style-name="gr5" draw:text-style-name="P2" draw:layer="layout" svg:width="1.072cm" svg:height="0.638cm" svg:x="9.514cm" svg:y="10.3cm">
            <text:p text:style-name="P2"/>
            <text:p text:style-name="P2"/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" draw:layer="layout" svg:width="3.5cm" svg:height="1cm" svg:x="2.5cm" svg:y="12.7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3cm" svg:y="9.7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5.5cm" svg:y="9.7cm" svg:viewBox="0 0 500 4000" draw:points="0,3000 0,0 500,500 500,4000">
          <text:p text:style-name="P3"/>
        </draw:polygon>
        <draw:polygon draw:style-name="gr4" draw:text-style-name="P1" draw:layer="layout" svg:width="0.499cm" svg:height="3.999cm" svg:x="2.5cm" svg:y="9.7cm" svg:viewBox="0 0 500 4000" draw:points="500,3000 500,0 0,500 0,4000">
          <text:p text:style-name="P3"/>
        </draw:polygon>
        <draw:g>
          <draw:custom-shape draw:style-name="gr4" draw:text-style-name="P1" draw:layer="layout" svg:width="1.5cm" svg:height="0.45cm" svg:x="3.6cm" svg:y="11.7cm">
            <text:p text:style-name="P3"/>
            <draw:enhanced-geometry svg:viewBox="0 0 21600 21600" draw:glue-points="?f6 10800 10800 21600 ?f5 10800 10800 0" draw:text-areas="?f3 ?f3 ?f4 ?f4" draw:mirror-vertical="true" draw:mirror-horizontal="false" draw:type="trapezoid" draw:modifiers="3158.8688946015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2" draw:layer="layout" svg:width="1.071cm" svg:height="0.674cm" svg:x="3.815cm" svg:y="11.026cm">
            <text:p text:style-name="P2"/>
            <text:p text:style-name="P2"/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" draw:text-style-name="P1" draw:layer="layout" svg:width="0.213cm" svg:height="1.799cm" svg:x="4.886cm" svg:y="10.35cm" svg:viewBox="0 0 214 1800" draw:points="0,1350 0,0 214,225 214,1800">
            <text:p text:style-name="P3"/>
          </draw:polygon>
          <draw:polygon draw:style-name="gr4" draw:text-style-name="P1" draw:layer="layout" svg:width="0.213cm" svg:height="1.799cm" svg:x="3.6cm" svg:y="10.35cm" svg:viewBox="0 0 214 1800" draw:points="214,1350 214,0 0,225 0,1800">
            <text:p text:style-name="P3"/>
          </draw:polygon>
          <draw:custom-shape draw:style-name="gr5" draw:text-style-name="P2" draw:layer="layout" svg:width="1.071cm" svg:height="0.676cm" svg:x="3.815cm" svg:y="10.35cm">
            <text:p text:style-name="P2"/>
            <text:p text:style-name="P2"/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3.5cm" svg:height="1cm" svg:x="8.5cm" svg:y="6.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2.5cm" svg:height="3cm" svg:x="9cm" svg:y="3.5cm">
          <text:p text:style-name="P2">f <text:s text:c="2"/>F</text:p>
          <text:p text:style-name="P2"/>
          <text:p text:style-name="P2">= <text:s text:c="2"/>φ</text:p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499cm" svg:height="3.999cm" svg:x="11.5cm" svg:y="3.5cm" svg:viewBox="0 0 500 4000" draw:points="0,3000 0,0 500,500 500,4000">
          <text:p text:style-name="P3"/>
        </draw:polygon>
        <draw:polygon draw:style-name="gr1" draw:text-style-name="P1" draw:layer="layout" svg:width="0.499cm" svg:height="3.999cm" svg:x="8.5cm" svg:y="3.5cm" svg:viewBox="0 0 500 4000" draw:points="500,3000 500,0 0,500 0,4000">
          <text:p text:style-name="P3"/>
        </draw:polygon>
        <draw:frame draw:style-name="gr3" draw:text-style-name="P2" draw:layer="layout" svg:width="2.5cm" svg:height="0.963cm" svg:x="9cm" svg:y="6.537cm">
          <draw:text-box>
            <text:p text:style-name="P2">9 <text:s text:c="2"/>Φ</text:p>
          </draw:text-box>
        </draw:frame>
        <draw:custom-shape draw:style-name="gr4" draw:text-style-name="P1" draw:layer="layout" svg:width="3.5cm" svg:height="1cm" svg:x="14.65cm" svg:y="12.65cm">
          <text:p text:style-name="P3"/>
          <draw:enhanced-geometry svg:viewBox="0 0 21600 21600" draw:glue-points="?f6 10800 10800 21600 ?f5 10800 10800 0" draw:text-areas="?f3 ?f3 ?f4 ?f4" draw:mirror-vertical="true" draw:mirror-horizontal="fals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15.15cm" svg:y="9.65cm"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1" draw:layer="layout" svg:width="0.499cm" svg:height="3.999cm" svg:x="17.65cm" svg:y="9.65cm" svg:viewBox="0 0 500 4000" draw:points="0,3000 0,0 500,500 500,4000">
          <text:p text:style-name="P3"/>
        </draw:polygon>
        <draw:polygon draw:style-name="gr4" draw:text-style-name="P1" draw:layer="layout" svg:width="0.499cm" svg:height="3.999cm" svg:x="14.65cm" svg:y="9.65cm" svg:viewBox="0 0 500 4000" draw:points="500,3000 500,0 0,500 0,4000">
          <text:p text:style-name="P3"/>
        </draw:polygon>
        <draw:g>
          <draw:polygon draw:style-name="gr8" draw:text-style-name="P1" draw:layer="layout" svg:width="0.749cm" svg:height="0.437cm" svg:x="16.35cm" svg:y="11.612cm" svg:viewBox="0 0 750 438" draw:points="0,438 750,438 494,0 0,0">
            <text:p text:style-name="P3"/>
          </draw:polygon>
          <draw:custom-shape draw:style-name="gr7" draw:text-style-name="P2" draw:layer="layout" svg:width="0.499cm" svg:height="1.312cm" svg:x="15.851cm" svg:y="10.3cm">
            <text:p text:style-name="P2"/>
            <text:p text:style-name="P2"/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" draw:text-style-name="P1" draw:layer="layout" svg:width="0.249cm" svg:height="1.749cm" svg:x="16.85cm" svg:y="10.3cm" svg:viewBox="0 0 250 1750" draw:points="0,1313 0,0 250,219 250,1750">
            <text:p text:style-name="P3"/>
          </draw:polygon>
          <draw:polygon draw:style-name="gr4" draw:text-style-name="P1" draw:layer="layout" svg:width="0.249cm" svg:height="1.749cm" svg:x="15.6cm" svg:y="10.3cm" svg:viewBox="0 0 250 1750" draw:points="250,1313 250,0 0,219 0,1750">
            <text:p text:style-name="P3"/>
          </draw:polygon>
          <draw:custom-shape draw:style-name="gr5" draw:text-style-name="P2" draw:layer="layout" svg:width="0.499cm" svg:height="1.312cm" svg:x="16.35cm" svg:y="10.3cm">
            <text:p text:style-name="P2"/>
            <text:p text:style-name="P2"/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" draw:text-style-name="P1" draw:layer="layout" svg:width="0.749cm" svg:height="0.437cm" svg:x="15.6cm" svg:y="11.612cm" svg:viewBox="0 0 750 438" draw:points="0,438 750,438 750,0 256,0">
            <text:p text:style-name="P3"/>
          </draw:polygon>
        </draw:g>
        <draw:frame draw:style-name="gr10" draw:text-style-name="P3" draw:layer="layout" svg:width="4.05cm" svg:height="1.3cm" svg:x="2.35cm" svg:y="1.75cm">
          <draw:text-box>
            <text:p text:style-name="P3"/>
          </draw:text-box>
        </draw:frame>
        <draw:frame draw:style-name="gr11" draw:text-style-name="P3" draw:layer="layout" svg:width="4.65cm" svg:height="0.963cm" svg:x="2.65cm" svg:y="1.9cm">
          <draw:text-box>
            <text:p text:style-name="P3">Die Ebenen</text:p>
          </draw:text-box>
        </draw:frame>
        <draw:frame draw:style-name="gr12" draw:text-style-name="P3" draw:layer="layout" svg:width="7.05cm" svg:height="1.15cm" svg:x="8.2cm" svg:y="2.05cm">
          <draw:text-box>
            <text:p text:style-name="P3">Die F-Taste</text:p>
          </draw:text-box>
        </draw:frame>
        <draw:frame draw:style-name="gr13" draw:text-style-name="P3" draw:layer="layout" svg:width="4.5cm" svg:height="1.05cm" svg:x="2.5cm" svg:y="8.6cm">
          <draw:text-box>
            <text:p text:style-name="P3">Mod3-Taste</text:p>
          </draw:text-box>
        </draw:frame>
        <draw:frame draw:style-name="gr13" draw:text-style-name="P3" draw:layer="layout" svg:width="4cm" svg:height="1.05cm" svg:x="8.85cm" svg:y="8.45cm">
          <draw:text-box>
            <text:p text:style-name="P3">Mod5-Taste</text:p>
          </draw:text-box>
        </draw:frame>
        <draw:frame draw:style-name="gr14" draw:text-style-name="P3" draw:layer="layout" svg:width="3.9cm" svg:height="1.675cm" svg:x="14.8cm" svg:y="8.05cm">
          <draw:text-box>
            <text:p text:style-name="P3">Alternative Shift-Taste</text:p>
          </draw:text-box>
        </draw:frame>
        <draw:frame draw:style-name="gr15" draw:text-style-name="P3" draw:layer="layout" svg:width="5.4cm" svg:height="5.35cm" svg:x="8.2cm" svg:y="14.95cm">
          <draw:text-box>
            <text:p text:style-name="P3"/>
          </draw:text-box>
        </draw:frame>
        <draw:custom-shape draw:style-name="gr4" draw:text-style-name="P1" draw:layer="layout" svg:width="3.5cm" svg:height="1cm" svg:x="2.45cm" svg:y="17.5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2.95cm" svg:y="14.5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5.45cm" svg:y="14.55cm" svg:viewBox="0 0 500 4000" draw:points="0,3000 0,0 500,500 500,4000">
          <text:p text:style-name="P3"/>
        </draw:polygon>
        <draw:polygon draw:style-name="gr4" draw:text-style-name="P1" draw:layer="layout" svg:width="0.499cm" svg:height="3.999cm" svg:x="2.45cm" svg:y="14.55cm" svg:viewBox="0 0 500 4000" draw:points="500,3000 500,0 0,500 0,4000">
          <text:p text:style-name="P3"/>
        </draw:polygon>
        <draw:custom-shape draw:style-name="gr6" draw:text-style-name="P1" draw:layer="layout" svg:width="1.05cm" svg:height="1.05cm" svg:x="3.05cm" svg:y="16.3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4.25cm" svg:y="16.3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cm" svg:height="1cm" svg:x="8.45cm" svg:y="17.5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8.95cm" svg:y="14.5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1.45cm" svg:y="14.55cm" svg:viewBox="0 0 500 4000" draw:points="0,3000 0,0 500,500 500,4000">
          <text:p text:style-name="P3"/>
        </draw:polygon>
        <draw:polygon draw:style-name="gr4" draw:text-style-name="P1" draw:layer="layout" svg:width="0.499cm" svg:height="3.999cm" svg:x="8.45cm" svg:y="14.55cm" svg:viewBox="0 0 500 4000" draw:points="500,3000 500,0 0,500 0,4000">
          <text:p text:style-name="P3"/>
        </draw:polygon>
        <draw:custom-shape draw:style-name="gr6" draw:text-style-name="P1" draw:layer="layout" svg:width="1.05cm" svg:height="0.75cm" svg:x="9cm" svg:y="17.7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0.75cm" svg:x="10.3cm" svg:y="17.7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5.4cm" svg:height="5.35cm" svg:x="8.2cm" svg:y="23.75cm">
          <draw:text-box>
            <text:p text:style-name="P3"/>
          </draw:text-box>
        </draw:frame>
        <draw:custom-shape draw:style-name="gr4" draw:text-style-name="P1" draw:layer="layout" svg:width="3.5cm" svg:height="1cm" svg:x="14.75cm" svg:y="17.55cm">
          <text:p text:style-name="P3"/>
          <draw:enhanced-geometry svg:viewBox="0 0 21600 21600" draw:glue-points="?f6 10800 10800 21600 ?f5 10800 10800 0" draw:text-areas="?f3 ?f3 ?f4 ?f4" draw:mirror-vertical="true" draw:mirror-horizontal="fals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15.25cm" svg:y="14.55cm"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1" draw:layer="layout" svg:width="0.499cm" svg:height="3.999cm" svg:x="17.75cm" svg:y="14.55cm" svg:viewBox="0 0 500 4000" draw:points="0,3000 0,0 500,500 500,4000">
          <text:p text:style-name="P3"/>
        </draw:polygon>
        <draw:polygon draw:style-name="gr4" draw:text-style-name="P1" draw:layer="layout" svg:width="0.499cm" svg:height="3.999cm" svg:x="14.75cm" svg:y="14.55cm" svg:viewBox="0 0 500 4000" draw:points="500,3000 500,0 0,500 0,4000">
          <text:p text:style-name="P3"/>
        </draw:polygon>
        <draw:custom-shape draw:style-name="gr6" draw:text-style-name="P1" draw:layer="layout" svg:width="1.05cm" svg:height="0.75cm" svg:x="15.4cm" svg:y="17.7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15.4cm" svg:y="16.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15.4cm" svg:y="14.8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5.4cm" svg:height="5.35cm" svg:x="8.25cm" svg:y="22.1cm">
          <draw:text-box>
            <text:p text:style-name="P3"/>
          </draw:text-box>
        </draw:frame>
        <draw:custom-shape draw:style-name="gr4" draw:text-style-name="P1" draw:layer="layout" svg:width="3.5cm" svg:height="1cm" svg:x="2.5cm" svg:y="27.1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3cm" svg:y="24.1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5.5cm" svg:y="24.15cm" svg:viewBox="0 0 500 4000" draw:points="0,3000 0,0 500,500 500,4000">
          <text:p text:style-name="P3"/>
        </draw:polygon>
        <draw:polygon draw:style-name="gr4" draw:text-style-name="P1" draw:layer="layout" svg:width="0.499cm" svg:height="3.999cm" svg:x="2.5cm" svg:y="24.15cm" svg:viewBox="0 0 500 4000" draw:points="500,3000 500,0 0,500 0,4000">
          <text:p text:style-name="P3"/>
        </draw:polygon>
        <draw:custom-shape draw:style-name="gr5" draw:text-style-name="P1" draw:layer="layout" svg:width="3.5cm" svg:height="1cm" svg:x="8.5cm" svg:y="27.1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9cm" svg:y="24.1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1.5cm" svg:y="24.15cm" svg:viewBox="0 0 500 4000" draw:points="0,3000 0,0 500,500 500,4000">
          <text:p text:style-name="P3"/>
        </draw:polygon>
        <draw:polygon draw:style-name="gr4" draw:text-style-name="P1" draw:layer="layout" svg:width="0.499cm" svg:height="3.999cm" svg:x="8.5cm" svg:y="24.15cm" svg:viewBox="0 0 500 4000" draw:points="500,3000 500,0 0,500 0,4000">
          <text:p text:style-name="P3"/>
        </draw:polygon>
        <draw:custom-shape draw:style-name="gr4" draw:text-style-name="P1" draw:layer="layout" svg:width="3.5cm" svg:height="1cm" svg:x="14.8cm" svg:y="27.1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15.3cm" svg:y="24.1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7.8cm" svg:y="24.15cm" svg:viewBox="0 0 500 4000" draw:points="0,3000 0,0 500,500 500,4000">
          <text:p text:style-name="P3"/>
        </draw:polygon>
        <draw:polygon draw:style-name="gr4" draw:text-style-name="P1" draw:layer="layout" svg:width="0.499cm" svg:height="3.999cm" svg:x="14.8cm" svg:y="24.15cm" svg:viewBox="0 0 500 4000" draw:points="500,3000 500,0 0,500 0,4000">
          <text:p text:style-name="P3"/>
        </draw:polygon>
        <draw:g>
          <draw:custom-shape draw:style-name="gr4" draw:text-style-name="P1" draw:layer="layout" svg:width="1.8cm" svg:height="0.475cm" svg:x="3.4cm" svg:y="26.074cm">
            <text:p text:style-name="P3"/>
  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2" draw:layer="layout" svg:width="1.286cm" svg:height="1.425cm" svg:x="3.657cm" svg:y="24.65cm"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polygon draw:style-name="gr4" draw:text-style-name="P1" draw:layer="layout" svg:width="0.256cm" svg:height="1.899cm" svg:x="4.943cm" svg:y="24.65cm" svg:viewBox="0 0 257 1900" draw:points="0,1425 0,0 257,238 257,1900">
            <text:p text:style-name="P3"/>
          </draw:polygon>
          <draw:polygon draw:style-name="gr4" draw:text-style-name="P1" draw:layer="layout" svg:width="0.256cm" svg:height="1.899cm" svg:x="3.4cm" svg:y="24.65cm" svg:viewBox="0 0 257 1900" draw:points="257,1425 257,0 0,238 0,1900">
            <text:p text:style-name="P3"/>
          </draw:polygon>
          <draw:custom-shape draw:style-name="gr6" draw:text-style-name="P1" draw:layer="layout" svg:width="0.54cm" svg:height="0.498cm" svg:x="3.709cm" svg:y="25.482cm">
            <text:p text:style-name="P3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54cm" svg:height="0.498cm" svg:x="4.326cm" svg:y="25.482cm">
            <text:p text:style-name="P3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1" draw:layer="layout" svg:width="1.8cm" svg:height="0.45cm" svg:x="9.4cm" svg:y="26.25cm">
            <text:p text:style-name="P3"/>
  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2" draw:layer="layout" svg:width="1.286cm" svg:height="1.35cm" svg:x="9.657cm" svg:y="24.9cm"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polygon draw:style-name="gr4" draw:text-style-name="P1" draw:layer="layout" svg:width="0.256cm" svg:height="1.799cm" svg:x="10.943cm" svg:y="24.9cm" svg:viewBox="0 0 257 1800" draw:points="0,1350 0,0 257,225 257,1800">
            <text:p text:style-name="P3"/>
          </draw:polygon>
          <draw:polygon draw:style-name="gr4" draw:text-style-name="P1" draw:layer="layout" svg:width="0.256cm" svg:height="1.799cm" svg:x="9.4cm" svg:y="24.9cm" svg:viewBox="0 0 257 1800" draw:points="257,1350 257,0 0,225 0,1800">
            <text:p text:style-name="P3"/>
          </draw:polygon>
          <draw:custom-shape draw:style-name="gr6" draw:text-style-name="P1" draw:layer="layout" svg:width="0.54cm" svg:height="0.336cm" svg:x="9.683cm" svg:y="26.319cm">
            <text:p text:style-name="P3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54cm" svg:height="0.336cm" svg:x="10.351cm" svg:y="26.319cm">
            <text:p text:style-name="P3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1" draw:layer="layout" svg:width="1.7cm" svg:height="0.45cm" svg:x="15.7cm" svg:y="26.25cm">
            <text:p text:style-name="P3"/>
            <draw:enhanced-geometry svg:viewBox="0 0 21600 21600" draw:glue-points="?f6 10800 10800 21600 ?f5 10800 10800 0" draw:text-areas="?f3 ?f3 ?f4 ?f4" draw:mirror-vertical="true" draw:mirror-horizontal="false" draw:type="trapezoid" draw:modifiers="3158.8688946015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2" draw:layer="layout" svg:width="1.214cm" svg:height="1.35cm" svg:x="15.943cm" svg:y="24.9cm">
            <text:p text:style-name="P2"/>
            <text:p text:style-name="P2"/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" draw:text-style-name="P1" draw:layer="layout" svg:width="0.242cm" svg:height="1.799cm" svg:x="17.157cm" svg:y="24.9cm" svg:viewBox="0 0 243 1800" draw:points="0,1350 0,0 243,225 243,1800">
            <text:p text:style-name="P3"/>
          </draw:polygon>
          <draw:polygon draw:style-name="gr4" draw:text-style-name="P1" draw:layer="layout" svg:width="0.242cm" svg:height="1.799cm" svg:x="15.7cm" svg:y="24.9cm" svg:viewBox="0 0 243 1800" draw:points="243,1350 243,0 0,225 0,1800">
            <text:p text:style-name="P3"/>
          </draw:polygon>
          <draw:custom-shape draw:style-name="gr6" draw:text-style-name="P1" draw:layer="layout" svg:width="0.51cm" svg:height="0.337cm" svg:x="16.015cm" svg:y="26.318cm">
            <text:p text:style-name="P3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51cm" svg:height="0.472cm" svg:x="16.015cm" svg:y="25.643cm">
            <text:p text:style-name="P3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51cm" svg:height="0.473cm" svg:x="16.015cm" svg:y="25.035cm">
            <text:p text:style-name="P3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3.5cm" svg:height="1cm" svg:x="2.45cm" svg:y="17.5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2.95cm" svg:y="14.5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5.45cm" svg:y="14.55cm" svg:viewBox="0 0 500 4000" draw:points="0,3000 0,0 500,500 500,4000">
          <text:p text:style-name="P3"/>
        </draw:polygon>
        <draw:polygon draw:style-name="gr4" draw:text-style-name="P1" draw:layer="layout" svg:width="0.499cm" svg:height="3.999cm" svg:x="2.45cm" svg:y="14.55cm" svg:viewBox="0 0 500 4000" draw:points="500,3000 500,0 0,500 0,4000">
          <text:p text:style-name="P3"/>
        </draw:polygon>
        <draw:custom-shape draw:style-name="gr16" draw:text-style-name="P1" draw:layer="layout" svg:width="1.05cm" svg:height="1.05cm" svg:x="3.05cm" svg:y="16.3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4.25cm" svg:y="16.3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cm" svg:height="1cm" svg:x="8.45cm" svg:y="17.5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8.95cm" svg:y="14.5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1.45cm" svg:y="14.55cm" svg:viewBox="0 0 500 4000" draw:points="0,3000 0,0 500,500 500,4000">
          <text:p text:style-name="P3"/>
        </draw:polygon>
        <draw:polygon draw:style-name="gr4" draw:text-style-name="P1" draw:layer="layout" svg:width="0.499cm" svg:height="3.999cm" svg:x="8.45cm" svg:y="14.55cm" svg:viewBox="0 0 500 4000" draw:points="500,3000 500,0 0,500 0,4000">
          <text:p text:style-name="P3"/>
        </draw:polygon>
        <draw:custom-shape draw:style-name="gr6" draw:text-style-name="P1" draw:layer="layout" svg:width="1.05cm" svg:height="0.75cm" svg:x="9cm" svg:y="17.7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0.75cm" svg:x="10.3cm" svg:y="17.7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1cm" svg:x="14.75cm" svg:y="17.55cm">
          <text:p text:style-name="P3"/>
          <draw:enhanced-geometry svg:viewBox="0 0 21600 21600" draw:glue-points="?f6 10800 10800 21600 ?f5 10800 10800 0" draw:text-areas="?f3 ?f3 ?f4 ?f4" draw:mirror-vertical="true" draw:mirror-horizontal="fals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15.25cm" svg:y="14.55cm"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1" draw:layer="layout" svg:width="0.499cm" svg:height="3.999cm" svg:x="17.75cm" svg:y="14.55cm" svg:viewBox="0 0 500 4000" draw:points="0,3000 0,0 500,500 500,4000">
          <text:p text:style-name="P3"/>
        </draw:polygon>
        <draw:polygon draw:style-name="gr4" draw:text-style-name="P1" draw:layer="layout" svg:width="0.499cm" svg:height="3.999cm" svg:x="14.75cm" svg:y="14.55cm" svg:viewBox="0 0 500 4000" draw:points="500,3000 500,0 0,500 0,4000">
          <text:p text:style-name="P3"/>
        </draw:polygon>
        <draw:custom-shape draw:style-name="gr6" draw:text-style-name="P1" draw:layer="layout" svg:width="1.05cm" svg:height="0.75cm" svg:x="15.4cm" svg:y="17.7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15.4cm" svg:y="16.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15.4cm" svg:y="14.8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1cm" svg:x="2.35cm" svg:y="22.3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2.85cm" svg:y="19.3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5.35cm" svg:y="19.35cm" svg:viewBox="0 0 500 4000" draw:points="0,3000 0,0 500,500 500,4000">
          <text:p text:style-name="P3"/>
        </draw:polygon>
        <draw:polygon draw:style-name="gr4" draw:text-style-name="P1" draw:layer="layout" svg:width="0.499cm" svg:height="3.999cm" svg:x="2.35cm" svg:y="19.35cm" svg:viewBox="0 0 500 4000" draw:points="500,3000 500,0 0,500 0,4000">
          <text:p text:style-name="P3"/>
        </draw:polygon>
        <draw:custom-shape draw:style-name="gr6" draw:text-style-name="P1" draw:layer="layout" svg:width="1.05cm" svg:height="1.05cm" svg:x="2.95cm" svg:y="21.1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4.15cm" svg:y="21.1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cm" svg:height="1cm" svg:x="8.35cm" svg:y="22.3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8.85cm" svg:y="19.35cm"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1.35cm" svg:y="19.35cm" svg:viewBox="0 0 500 4000" draw:points="0,3000 0,0 500,500 500,4000">
          <text:p text:style-name="P3"/>
        </draw:polygon>
        <draw:polygon draw:style-name="gr4" draw:text-style-name="P1" draw:layer="layout" svg:width="0.499cm" svg:height="3.999cm" svg:x="8.35cm" svg:y="19.35cm" svg:viewBox="0 0 500 4000" draw:points="500,3000 500,0 0,500 0,4000">
          <text:p text:style-name="P3"/>
        </draw:polygon>
        <draw:custom-shape draw:style-name="gr6" draw:text-style-name="P1" draw:layer="layout" svg:width="1.05cm" svg:height="0.75cm" svg:x="8.9cm" svg:y="22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0.75cm" svg:x="10.2cm" svg:y="22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1cm" svg:x="14.65cm" svg:y="22.35cm">
          <text:p text:style-name="P3"/>
          <draw:enhanced-geometry svg:viewBox="0 0 21600 21600" draw:glue-points="?f6 10800 10800 21600 ?f5 10800 10800 0" draw:text-areas="?f3 ?f3 ?f4 ?f4" draw:mirror-vertical="true" draw:mirror-horizontal="fals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15.15cm" svg:y="19.35cm"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1" draw:layer="layout" svg:width="0.499cm" svg:height="3.999cm" svg:x="17.65cm" svg:y="19.35cm" svg:viewBox="0 0 500 4000" draw:points="0,3000 0,0 500,500 500,4000">
          <text:p text:style-name="P3"/>
        </draw:polygon>
        <draw:polygon draw:style-name="gr4" draw:text-style-name="P1" draw:layer="layout" svg:width="0.499cm" svg:height="3.999cm" svg:x="14.65cm" svg:y="19.35cm" svg:viewBox="0 0 500 4000" draw:points="500,3000 500,0 0,500 0,4000">
          <text:p text:style-name="P3"/>
        </draw:polygon>
        <draw:custom-shape draw:style-name="gr6" draw:text-style-name="P1" draw:layer="layout" svg:width="1.05cm" svg:height="0.75cm" svg:x="15.3cm" svg:y="22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15.3cm" svg:y="21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15.3cm" svg:y="19.6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1cm" svg:x="2.35cm" svg:y="22.3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2.85cm" svg:y="19.35cm">
          <text:p text:style-name="P2"><text:span text:style-name="T1">Mod3</text:span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5.35cm" svg:y="19.35cm" svg:viewBox="0 0 500 4000" draw:points="0,3000 0,0 500,500 500,4000">
          <text:p text:style-name="P3"/>
        </draw:polygon>
        <draw:polygon draw:style-name="gr4" draw:text-style-name="P1" draw:layer="layout" svg:width="0.499cm" svg:height="3.999cm" svg:x="2.35cm" svg:y="19.35cm" svg:viewBox="0 0 500 4000" draw:points="500,3000 500,0 0,500 0,4000">
          <text:p text:style-name="P3"/>
        </draw:polygon>
        <draw:custom-shape draw:style-name="gr6" draw:text-style-name="P1" draw:layer="layout" svg:width="1.05cm" svg:height="1.05cm" svg:x="2.95cm" svg:y="21.1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4.15cm" svg:y="21.1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cm" svg:height="1cm" svg:x="8.35cm" svg:y="22.35cm">
          <text:p text:style-name="P3"/>
          <draw:enhanced-geometry svg:viewBox="0 0 21600 21600" draw:glue-points="?f6 10800 10800 21600 ?f5 10800 10800 0" draw:text-areas="?f3 ?f3 ?f4 ?f4" draw:mirror-vertical="tru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" draw:layer="layout" svg:width="2.5cm" svg:height="3cm" svg:x="8.85cm" svg:y="19.35cm">
          <text:p text:style-name="P2"/>
          <text:p text:style-name="P2"><text:span text:style-name="T1">Mod5</text:span></text:p>
          <text:p text:style-name="P2"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499cm" svg:height="3.999cm" svg:x="11.35cm" svg:y="19.35cm" svg:viewBox="0 0 500 4000" draw:points="0,3000 0,0 500,500 500,4000">
          <text:p text:style-name="P3"/>
        </draw:polygon>
        <draw:polygon draw:style-name="gr4" draw:text-style-name="P1" draw:layer="layout" svg:width="0.499cm" svg:height="3.999cm" svg:x="8.35cm" svg:y="19.35cm" svg:viewBox="0 0 500 4000" draw:points="500,3000 500,0 0,500 0,4000">
          <text:p text:style-name="P3"/>
        </draw:polygon>
        <draw:custom-shape draw:style-name="gr6" draw:text-style-name="P1" draw:layer="layout" svg:width="1.05cm" svg:height="0.75cm" svg:x="8.9cm" svg:y="22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0.75cm" svg:x="10.2cm" svg:y="22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1cm" svg:x="14.65cm" svg:y="22.35cm">
          <text:p text:style-name="P3"/>
          <draw:enhanced-geometry svg:viewBox="0 0 21600 21600" draw:glue-points="?f6 10800 10800 21600 ?f5 10800 10800 0" draw:text-areas="?f3 ?f3 ?f4 ?f4" draw:mirror-vertical="true" draw:mirror-horizontal="false" draw:type="trapezoid" draw:modifiers="3158.868894601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2.5cm" svg:height="3cm" svg:x="15.15cm" svg:y="19.35cm">
          <text:p text:style-name="P4"><text:span text:style-name="T1">S</text:span></text:p>
          <text:p text:style-name="P4"><text:span text:style-name="T1">h</text:span></text:p>
          <text:p text:style-name="P4"><text:span text:style-name="T1">i</text:span></text:p>
          <text:p text:style-name="P4"><text:span text:style-name="T1">f</text:span></text:p>
          <text:p text:style-name="P4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1" draw:layer="layout" svg:width="0.499cm" svg:height="3.999cm" svg:x="17.65cm" svg:y="19.35cm" svg:viewBox="0 0 500 4000" draw:points="0,3000 0,0 500,500 500,4000">
          <text:p text:style-name="P3"/>
        </draw:polygon>
        <draw:polygon draw:style-name="gr4" draw:text-style-name="P1" draw:layer="layout" svg:width="0.499cm" svg:height="3.999cm" svg:x="14.65cm" svg:y="19.35cm" svg:viewBox="0 0 500 4000" draw:points="500,3000 500,0 0,500 0,4000">
          <text:p text:style-name="P3"/>
        </draw:polygon>
        <draw:custom-shape draw:style-name="gr6" draw:text-style-name="P1" draw:layer="layout" svg:width="1.05cm" svg:height="0.75cm" svg:x="15.3cm" svg:y="22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15.3cm" svg:y="21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05cm" svg:height="1.05cm" svg:x="15.3cm" svg:y="19.6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8-22T11:21:05</meta:creation-date>
    <dc:date>2007-08-22T12:37:46</dc:date>
    <dc:language>de-DE</dc:language>
    <meta:editing-cycles>3</meta:editing-cycles>
    <meta:editing-duration>PT14M59S</meta:editing-duration>
    <meta:user-defined meta:name="Info 1"/>
    <meta:user-defined meta:name="Info 2"/>
    <meta:user-defined meta:name="Info 3"/>
    <meta:user-defined meta:name="Info 4"/>
    <meta:document-statistic meta:object-count="160"/>
  </office:meta>
</office:document-meta>
</file>